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ext:p text:style-name="P1">HDZ causes Centar</text:p>
      <text:p text:style-name="Preformatted_20_Text">------------------</text:p>
      <text:p text:style-name="Preformatted_20_Text"/>
      <text:p text:style-name="Preformatted_20_Text">Granger Causality</text:p>
      <text:p text:style-name="P1">number of lags (no zero) 1</text:p>
      <text:p text:style-name="Preformatted_20_Text">ssr based F test: <text:s text:c="8"/>F=9.1478 <text:s/>, p=0.0031 <text:s/>, df_denom=109, df_num=1</text:p>
      <text:p text:style-name="Preformatted_20_Text">ssr based chi2 test: <text:s text:c="2"/>chi2=9.3995 <text:s/>, p=0.0022 <text:s/>, df=1</text:p>
      <text:p text:style-name="Preformatted_20_Text">likelihood ratio test: chi2=9.0259 <text:s/>, p=0.0027 <text:s/>, df=1</text:p>
      <text:p text:style-name="Preformatted_20_Text">parameter F test: <text:s text:c="8"/>F=9.1478 <text:s/>, p=0.0031 <text:s/>, df_denom=109, df_num=1</text:p>
      <text:p text:style-name="Preformatted_20_Text"/>
      <text:p text:style-name="Preformatted_20_Text">Granger Causality</text:p>
      <text:p text:style-name="Preformatted_20_Text">number of lags (no zero) 2</text:p>
      <text:p text:style-name="Preformatted_20_Text">ssr based F test: <text:s text:c="8"/>F=2.9749 <text:s/>, p=0.0553 <text:s/>, df_denom=106, df_num=2</text:p>
      <text:p text:style-name="Preformatted_20_Text">ssr based chi2 test: <text:s text:c="2"/>chi2=6.2305 <text:s/>, p=0.0444 <text:s/>, df=2</text:p>
      <text:p text:style-name="Preformatted_20_Text">likelihood ratio test: chi2=6.0619 <text:s/>, p=0.0483 <text:s/>, df=2</text:p>
      <text:p text:style-name="Preformatted_20_Text">parameter F test: <text:s text:c="8"/>F=2.9749 <text:s/>, p=0.0553 <text:s/>, df_denom=106, df_num=2</text:p>
      <text:p text:style-name="Preformatted_20_Text"/>
      <text:p text:style-name="Preformatted_20_Text">Granger Causality</text:p>
      <text:p text:style-name="Preformatted_20_Text">number of lags (no zero) 3</text:p>
      <text:p text:style-name="Preformatted_20_Text">ssr based F test: <text:s text:c="8"/>F=1.4512 <text:s/>, p=0.2323 <text:s/>, df_denom=103, df_num=3</text:p>
      <text:p text:style-name="Preformatted_20_Text">ssr based chi2 test: <text:s text:c="2"/>chi2=4.6496 <text:s/>, p=0.1993 <text:s/>, df=3</text:p>
      <text:p text:style-name="Preformatted_20_Text">likelihood ratio test: chi2=4.5540 <text:s/>, p=0.2075 <text:s/>, df=3</text:p>
      <text:p text:style-name="Preformatted_20_Text">parameter F test: <text:s text:c="8"/>F=1.4512 <text:s/>, p=0.2323 <text:s/>, df_denom=103, df_num=3</text:p>
      <text:p text:style-name="Preformatted_20_Text"/>
      <text:p text:style-name="Preformatted_20_Text">Granger Causality</text:p>
      <text:p text:style-name="Preformatted_20_Text">number of lags (no zero) 4</text:p>
      <text:p text:style-name="Preformatted_20_Text">ssr based F test: <text:s text:c="8"/>F=0.8417 <text:s/>, p=0.5020 <text:s/>, df_denom=100, df_num=4</text:p>
      <text:p text:style-name="Preformatted_20_Text">ssr based chi2 test: <text:s text:c="2"/>chi2=3.6697 <text:s/>, p=0.4526 <text:s/>, df=4</text:p>
      <text:p text:style-name="Preformatted_20_Text">likelihood ratio test: chi2=3.6092 <text:s/>, p=0.4615 <text:s/>, df=4</text:p>
      <text:p text:style-name="Preformatted_20_Text">parameter F test: <text:s text:c="8"/>F=0.8417 <text:s/>, p=0.5020 <text:s/>, df_denom=100, df_num=4</text:p>
      <text:p text:style-name="Preformatted_20_Text">------------------</text:p>
      <text:p text:style-name="Preformatted_20_Text">------------------</text:p>
      <text:p text:style-name="Preformatted_20_Text"/>
      <text:p text:style-name="P1">SDP causes HDZ</text:p>
      <text:p text:style-name="Preformatted_20_Text">------------------</text:p>
      <text:p text:style-name="Preformatted_20_Text"/>
      <text:p text:style-name="Preformatted_20_Text">Granger Causality</text:p>
      <text:p text:style-name="Preformatted_20_Text">number of lags (no zero) 1</text:p>
      <text:p text:style-name="Preformatted_20_Text">ssr based F test: <text:s text:c="8"/>F=7.6765 <text:s/>, p=0.0066 <text:s/>, df_denom=109, df_num=1</text:p>
      <text:p text:style-name="Preformatted_20_Text">ssr based chi2 test: <text:s text:c="2"/>chi2=7.8877 <text:s/>, p=0.0050 <text:s/>, df=1</text:p>
      <text:p text:style-name="Preformatted_20_Text">likelihood ratio test: chi2=7.6224 <text:s/>, p=0.0058 <text:s/>, df=1</text:p>
      <text:p text:style-name="Preformatted_20_Text">parameter F test: <text:s text:c="8"/>F=7.6765 <text:s/>, p=0.0066 <text:s/>, df_denom=109, df_num=1</text:p>
      <text:p text:style-name="Preformatted_20_Text"/>
      <text:p text:style-name="Preformatted_20_Text">Granger Causality</text:p>
      <text:p text:style-name="P1">number of lags (no zero) 2</text:p>
      <text:p text:style-name="Preformatted_20_Text">ssr based F test: <text:s text:c="8"/>F=3.5317 <text:s/>, p=0.0327 <text:s/>, df_denom=106, df_num=2</text:p>
      <text:p text:style-name="Preformatted_20_Text">ssr based chi2 test: <text:s text:c="2"/>chi2=7.3965 <text:s/>, p=0.0248 <text:s/>, df=2</text:p>
      <text:p text:style-name="Preformatted_20_Text">likelihood ratio test: chi2=7.1605 <text:s/>, p=0.0279 <text:s/>, df=2</text:p>
      <text:p text:style-name="Preformatted_20_Text">parameter F test: <text:s text:c="8"/>F=3.5317 <text:s/>, p=0.0327 <text:s/>, df_denom=106, df_num=2</text:p>
      <text:p text:style-name="Preformatted_20_Text"/>
      <text:p text:style-name="Preformatted_20_Text">Granger Causality</text:p>
      <text:p text:style-name="Preformatted_20_Text">number of lags (no zero) 3</text:p>
      <text:p text:style-name="Preformatted_20_Text">ssr based F test: <text:s text:c="8"/>F=1.5296 <text:s/>, p=0.2113 <text:s/>, df_denom=103, df_num=3</text:p>
      <text:p text:style-name="Preformatted_20_Text">ssr based chi2 test: <text:s text:c="2"/>chi2=4.9006 <text:s/>, p=0.1792 <text:s/>, df=3</text:p>
      <text:p text:style-name="Preformatted_20_Text">likelihood ratio test: chi2=4.7946 <text:s/>, p=0.1875 <text:s/>, df=3</text:p>
      <text:p text:style-name="Preformatted_20_Text">parameter F test: <text:s text:c="8"/>F=1.5296 <text:s/>, p=0.2113 <text:s/>, df_denom=103, df_num=3</text:p>
      <text:p text:style-name="Preformatted_20_Text"/>
      <text:p text:style-name="Preformatted_20_Text">Granger Causality</text:p>
      <text:p text:style-name="Preformatted_20_Text">number of lags (no zero) 4</text:p>
      <text:p text:style-name="Preformatted_20_Text">ssr based F test: <text:s text:c="8"/>F=1.1812 <text:s/>, p=0.3237 <text:s/>, df_denom=100, df_num=4</text:p>
      <text:p text:style-name="Preformatted_20_Text">ssr based chi2 test: <text:s text:c="2"/>chi2=5.1501 <text:s/>, p=0.2722 <text:s/>, df=4</text:p>
      <text:p text:style-name="Preformatted_20_Text">likelihood ratio test: chi2=5.0322 <text:s/>, p=0.2840 <text:s/>, df=4</text:p>
      <text:p text:style-name="Preformatted_20_Text">parameter F test: <text:s text:c="8"/>F=1.1812 <text:s/>, p=0.3237 <text:s/>, df_denom=100, df_num=4</text:p>
      <text:p text:style-name="Preformatted_20_Text"><text:soft-page-break/>------------------</text:p>
      <text:p text:style-name="Preformatted_20_Text">------------------</text:p>
      <text:p text:style-name="P1">SDP causes MOST</text:p>
      <text:p text:style-name="Preformatted_20_Text">------------------</text:p>
      <text:p text:style-name="Preformatted_20_Text"/>
      <text:p text:style-name="Preformatted_20_Text">Granger Causality</text:p>
      <text:p text:style-name="P1">number of lags (no zero) 1</text:p>
      <text:p text:style-name="Preformatted_20_Text">ssr based F test: <text:s text:c="8"/>F=4.3251 <text:s/>, p=0.0399 <text:s/>, df_denom=109, df_num=1</text:p>
      <text:p text:style-name="Preformatted_20_Text">ssr based chi2 test: <text:s text:c="2"/>chi2=4.4442 <text:s/>, p=0.0350 <text:s/>, df=1</text:p>
      <text:p text:style-name="Preformatted_20_Text">likelihood ratio test: chi2=4.3582 <text:s/>, p=0.0368 <text:s/>, df=1</text:p>
      <text:p text:style-name="Preformatted_20_Text">parameter F test: <text:s text:c="8"/>F=4.3251 <text:s/>, p=0.0399 <text:s/>, df_denom=109, df_num=1</text:p>
      <text:p text:style-name="Preformatted_20_Text"/>
      <text:p text:style-name="Preformatted_20_Text">Granger Causality</text:p>
      <text:p text:style-name="Preformatted_20_Text">number of lags (no zero) 2</text:p>
      <text:p text:style-name="Preformatted_20_Text">ssr based F test: <text:s text:c="8"/>F=2.7283 <text:s/>, p=0.0699 <text:s/>, df_denom=106, df_num=2</text:p>
      <text:p text:style-name="Preformatted_20_Text">ssr based chi2 test: <text:s text:c="2"/>chi2=5.7140 <text:s/>, p=0.0574 <text:s/>, df=2</text:p>
      <text:p text:style-name="Preformatted_20_Text">likelihood ratio test: chi2=5.5718 <text:s/>, p=0.0617 <text:s/>, df=2</text:p>
      <text:p text:style-name="Preformatted_20_Text">parameter F test: <text:s text:c="8"/>F=2.7283 <text:s/>, p=0.0699 <text:s/>, df_denom=106, df_num=2</text:p>
      <text:p text:style-name="Preformatted_20_Text"/>
      <text:p text:style-name="Preformatted_20_Text">Granger Causality</text:p>
      <text:p text:style-name="P1">number of lags (no zero) 3</text:p>
      <text:p text:style-name="Preformatted_20_Text">ssr based F test: <text:s text:c="8"/>F=3.5539 <text:s/>, p=0.0170 <text:s/>, df_denom=103, df_num=3</text:p>
      <text:p text:style-name="Preformatted_20_Text">ssr based chi2 test: <text:s text:c="2"/>chi2=11.3864 , p=0.0098 <text:s/>, df=3</text:p>
      <text:p text:style-name="Preformatted_20_Text">likelihood ratio test: chi2=10.8348 , p=0.0127 <text:s/>, df=3</text:p>
      <text:p text:style-name="Preformatted_20_Text">parameter F test: <text:s text:c="8"/>F=3.5539 <text:s/>, p=0.0170 <text:s/>, df_denom=103, df_num=3</text:p>
      <text:p text:style-name="Preformatted_20_Text"/>
      <text:p text:style-name="Preformatted_20_Text">Granger Causality</text:p>
      <text:p text:style-name="P1">number of lags (no zero) 4</text:p>
      <text:p text:style-name="Preformatted_20_Text">ssr based F test: <text:s text:c="8"/>F=2.7463 <text:s/>, p=0.0324 <text:s/>, df_denom=100, df_num=4</text:p>
      <text:p text:style-name="Preformatted_20_Text">ssr based chi2 test: <text:s text:c="2"/>chi2=11.9739 , p=0.0175 <text:s/>, df=4</text:p>
      <text:p text:style-name="Preformatted_20_Text">likelihood ratio test: chi2=11.3608 , p=0.0228 <text:s/>, df=4</text:p>
      <text:p text:style-name="Preformatted_20_Text">parameter F test: <text:s text:c="8"/>F=2.7463 <text:s/>, p=0.0324 <text:s/>, df_denom=100, df_num=4</text:p>
      <text:p text:style-name="Preformatted_20_Text">------------------</text:p>
      <text:p text:style-name="Preformatted_20_Text">------------------</text:p>
      <text:p text:style-name="P1">SDP causes HNS-LD</text:p>
      <text:p text:style-name="Preformatted_20_Text">------------------</text:p>
      <text:p text:style-name="Preformatted_20_Text"/>
      <text:p text:style-name="Preformatted_20_Text">Granger Causality</text:p>
      <text:p text:style-name="P1">number of lags (no zero) 1</text:p>
      <text:p text:style-name="Preformatted_20_Text">ssr based F test: <text:s text:c="8"/>F=4.4435 <text:s/>, p=0.0373 <text:s/>, df_denom=109, df_num=1</text:p>
      <text:p text:style-name="Preformatted_20_Text">ssr based chi2 test: <text:s text:c="2"/>chi2=4.5658 <text:s/>, p=0.0326 <text:s/>, df=1</text:p>
      <text:p text:style-name="Preformatted_20_Text">likelihood ratio test: chi2=4.4752 <text:s/>, p=0.0344 <text:s/>, df=1</text:p>
      <text:p text:style-name="Preformatted_20_Text">parameter F test: <text:s text:c="8"/>F=4.4435 <text:s/>, p=0.0373 <text:s/>, df_denom=109, df_num=1</text:p>
      <text:p text:style-name="Preformatted_20_Text"/>
      <text:p text:style-name="Preformatted_20_Text">Granger Causality</text:p>
      <text:p text:style-name="Preformatted_20_Text">number of lags (no zero) 2</text:p>
      <text:p text:style-name="Preformatted_20_Text">ssr based F test: <text:s text:c="8"/>F=1.9109 <text:s/>, p=0.1530 <text:s/>, df_denom=106, df_num=2</text:p>
      <text:p text:style-name="Preformatted_20_Text">ssr based chi2 test: <text:s text:c="2"/>chi2=4.0022 <text:s/>, p=0.1352 <text:s/>, df=2</text:p>
      <text:p text:style-name="Preformatted_20_Text">likelihood ratio test: chi2=3.9317 <text:s/>, p=0.1400 <text:s/>, df=2</text:p>
      <text:p text:style-name="Preformatted_20_Text">parameter F test: <text:s text:c="8"/>F=1.9109 <text:s/>, p=0.1530 <text:s/>, df_denom=106, df_num=2</text:p>
      <text:p text:style-name="Preformatted_20_Text"/>
      <text:p text:style-name="Preformatted_20_Text">Granger Causality</text:p>
      <text:p text:style-name="Preformatted_20_Text">number of lags (no zero) 3</text:p>
      <text:p text:style-name="Preformatted_20_Text">ssr based F test: <text:s text:c="8"/>F=1.7935 <text:s/>, p=0.1531 <text:s/>, df_denom=103, df_num=3</text:p>
      <text:p text:style-name="Preformatted_20_Text">ssr based chi2 test: <text:s text:c="2"/>chi2=5.7463 <text:s/>, p=0.1246 <text:s/>, df=3</text:p>
      <text:p text:style-name="Preformatted_20_Text">likelihood ratio test: chi2=5.6012 <text:s/>, p=0.1327 <text:s/>, df=3</text:p>
      <text:p text:style-name="Preformatted_20_Text">parameter F test: <text:s text:c="8"/>F=1.7935 <text:s/>, p=0.1531 <text:s/>, df_denom=103, df_num=3</text:p>
      <text:p text:style-name="Preformatted_20_Text"/>
      <text:p text:style-name="Preformatted_20_Text">Granger Causality</text:p>
      <text:p text:style-name="Preformatted_20_Text">number of lags (no zero) 4</text:p>
      <text:p text:style-name="Preformatted_20_Text">ssr based F test: <text:s text:c="8"/>F=1.4412 <text:s/>, p=0.2260 <text:s/>, df_denom=100, df_num=4</text:p>
      <text:p text:style-name="Preformatted_20_Text">ssr based chi2 test: <text:s text:c="2"/>chi2=6.2835 <text:s/>, p=0.1790 <text:s/>, df=4</text:p>
      <text:p text:style-name="Preformatted_20_Text">likelihood ratio test: chi2=6.1090 <text:s/>, p=0.1912 <text:s/>, df=4</text:p>
      <text:p text:style-name="Preformatted_20_Text">parameter F test: <text:s text:c="8"/>F=1.4412 <text:s/>, p=0.2260 <text:s/>, df_denom=100, df_num=4</text:p>
      <text:p text:style-name="Preformatted_20_Text"><text:soft-page-break/>------------------</text:p>
      <text:p text:style-name="Preformatted_20_Text">------------------</text:p>
      <text:p text:style-name="P1">SDP causes Mozemo!</text:p>
      <text:p text:style-name="Preformatted_20_Text">------------------</text:p>
      <text:p text:style-name="Preformatted_20_Text"/>
      <text:p text:style-name="Preformatted_20_Text">Granger Causality</text:p>
      <text:p text:style-name="P1">number of lags (no zero) 1</text:p>
      <text:p text:style-name="Preformatted_20_Text">ssr based F test: <text:s text:c="8"/>F=5.0832 <text:s/>, p=0.0262 <text:s/>, df_denom=109, df_num=1</text:p>
      <text:p text:style-name="Preformatted_20_Text">ssr based chi2 test: <text:s text:c="2"/>chi2=5.2231 <text:s/>, p=0.0223 <text:s/>, df=1</text:p>
      <text:p text:style-name="Preformatted_20_Text">likelihood ratio test: chi2=5.1050 <text:s/>, p=0.0239 <text:s/>, df=1</text:p>
      <text:p text:style-name="Preformatted_20_Text">parameter F test: <text:s text:c="8"/>F=5.0832 <text:s/>, p=0.0262 <text:s/>, df_denom=109, df_num=1</text:p>
      <text:p text:style-name="Preformatted_20_Text"/>
      <text:p text:style-name="Preformatted_20_Text">Granger Causality</text:p>
      <text:p text:style-name="Preformatted_20_Text">number of lags (no zero) 2</text:p>
      <text:p text:style-name="Preformatted_20_Text">ssr based F test: <text:s text:c="8"/>F=0.4109 <text:s/>, p=0.6641 <text:s/>, df_denom=106, df_num=2</text:p>
      <text:p text:style-name="Preformatted_20_Text">ssr based chi2 test: <text:s text:c="2"/>chi2=0.8605 <text:s/>, p=0.6504 <text:s/>, df=2</text:p>
      <text:p text:style-name="Preformatted_20_Text">likelihood ratio test: chi2=0.8572 <text:s/>, p=0.6514 <text:s/>, df=2</text:p>
      <text:p text:style-name="Preformatted_20_Text">parameter F test: <text:s text:c="8"/>F=0.4109 <text:s/>, p=0.6641 <text:s/>, df_denom=106, df_num=2</text:p>
      <text:p text:style-name="Preformatted_20_Text"/>
      <text:p text:style-name="Preformatted_20_Text">Granger Causality</text:p>
      <text:p text:style-name="Preformatted_20_Text">number of lags (no zero) 3</text:p>
      <text:p text:style-name="Preformatted_20_Text">ssr based F test: <text:s text:c="8"/>F=0.3607 <text:s/>, p=0.7815 <text:s/>, df_denom=103, df_num=3</text:p>
      <text:p text:style-name="Preformatted_20_Text">ssr based chi2 test: <text:s text:c="2"/>chi2=1.1556 <text:s/>, p=0.7637 <text:s/>, df=3</text:p>
      <text:p text:style-name="Preformatted_20_Text">likelihood ratio test: chi2=1.1495 <text:s/>, p=0.7651 <text:s/>, df=3</text:p>
      <text:p text:style-name="Preformatted_20_Text">parameter F test: <text:s text:c="8"/>F=0.3607 <text:s/>, p=0.7815 <text:s/>, df_denom=103, df_num=3</text:p>
      <text:p text:style-name="Preformatted_20_Text"/>
      <text:p text:style-name="Preformatted_20_Text">Granger Causality</text:p>
      <text:p text:style-name="Preformatted_20_Text">number of lags (no zero) 4</text:p>
      <text:p text:style-name="Preformatted_20_Text">ssr based F test: <text:s text:c="8"/>F=0.7976 <text:s/>, p=0.5295 <text:s/>, df_denom=100, df_num=4</text:p>
      <text:p text:style-name="Preformatted_20_Text">ssr based chi2 test: <text:s text:c="2"/>chi2=3.4773 <text:s/>, p=0.4813 <text:s/>, df=4</text:p>
      <text:p text:style-name="Preformatted_20_Text">likelihood ratio test: chi2=3.4230 <text:s/>, p=0.4897 <text:s/>, df=4</text:p>
      <text:p text:style-name="Preformatted_20_Text">parameter F test: <text:s text:c="8"/>F=0.7976 <text:s/>, p=0.5295 <text:s/>, df_denom=100, df_num=4</text:p>
      <text:p text:style-name="Preformatted_20_Text">------------------</text:p>
      <text:p text:style-name="Preformatted_20_Text">------------------</text:p>
      <text:p text:style-name="P1">SDP causes RF</text:p>
      <text:p text:style-name="Preformatted_20_Text">------------------</text:p>
      <text:p text:style-name="Preformatted_20_Text"/>
      <text:p text:style-name="Preformatted_20_Text">Granger Causality</text:p>
      <text:p text:style-name="P1">number of lags (no zero) 1</text:p>
      <text:p text:style-name="Preformatted_20_Text">ssr based F test: <text:s text:c="8"/>F=7.7745 <text:s/>, p=0.0063 <text:s/>, df_denom=109, df_num=1</text:p>
      <text:p text:style-name="Preformatted_20_Text">ssr based chi2 test: <text:s text:c="2"/>chi2=7.9885 <text:s/>, p=0.0047 <text:s/>, df=1</text:p>
      <text:p text:style-name="Preformatted_20_Text">likelihood ratio test: chi2=7.7165 <text:s/>, p=0.0055 <text:s/>, df=1</text:p>
      <text:p text:style-name="Preformatted_20_Text">parameter F test: <text:s text:c="8"/>F=7.7745 <text:s/>, p=0.0063 <text:s/>, df_denom=109, df_num=1</text:p>
      <text:p text:style-name="Preformatted_20_Text"/>
      <text:p text:style-name="Preformatted_20_Text">Granger Causality</text:p>
      <text:p text:style-name="Preformatted_20_Text">number of lags (no zero) 2</text:p>
      <text:p text:style-name="Preformatted_20_Text">ssr based F test: <text:s text:c="8"/>F=2.8065 <text:s/>, p=0.0649 <text:s/>, df_denom=106, df_num=2</text:p>
      <text:p text:style-name="Preformatted_20_Text">ssr based chi2 test: <text:s text:c="2"/>chi2=5.8777 <text:s/>, p=0.0529 <text:s/>, df=2</text:p>
      <text:p text:style-name="Preformatted_20_Text">likelihood ratio test: chi2=5.7274 <text:s/>, p=0.0571 <text:s/>, df=2</text:p>
      <text:p text:style-name="Preformatted_20_Text">parameter F test: <text:s text:c="8"/>F=2.8065 <text:s/>, p=0.0649 <text:s/>, df_denom=106, df_num=2</text:p>
      <text:p text:style-name="Preformatted_20_Text"/>
      <text:p text:style-name="Preformatted_20_Text">Granger Causality</text:p>
      <text:p text:style-name="Preformatted_20_Text">number of lags (no zero) 3</text:p>
      <text:p text:style-name="Preformatted_20_Text">ssr based F test: <text:s text:c="8"/>F=1.6502 <text:s/>, p=0.1824 <text:s/>, df_denom=103, df_num=3</text:p>
      <text:p text:style-name="Preformatted_20_Text">ssr based chi2 test: <text:s text:c="2"/>chi2=5.2871 <text:s/>, p=0.1519 <text:s/>, df=3</text:p>
      <text:p text:style-name="Preformatted_20_Text">likelihood ratio test: chi2=5.1640 <text:s/>, p=0.1602 <text:s/>, df=3</text:p>
      <text:p text:style-name="Preformatted_20_Text">parameter F test: <text:s text:c="8"/>F=1.6502 <text:s/>, p=0.1824 <text:s/>, df_denom=103, df_num=3</text:p>
      <text:p text:style-name="Preformatted_20_Text"/>
      <text:p text:style-name="Preformatted_20_Text">Granger Causality</text:p>
      <text:p text:style-name="Preformatted_20_Text">number of lags (no zero) 4</text:p>
      <text:p text:style-name="Preformatted_20_Text">ssr based F test: <text:s text:c="8"/>F=1.2535 <text:s/>, p=0.2934 <text:s/>, df_denom=100, df_num=4</text:p>
      <text:p text:style-name="Preformatted_20_Text">ssr based chi2 test: <text:s text:c="2"/>chi2=5.4653 <text:s/>, p=0.2428 <text:s/>, df=4</text:p>
      <text:p text:style-name="Preformatted_20_Text">likelihood ratio test: chi2=5.3327 <text:s/>, p=0.2548 <text:s/>, df=4</text:p>
      <text:p text:style-name="Preformatted_20_Text">parameter F test: <text:s text:c="8"/>F=1.2535 <text:s/>, p=0.2934 <text:s/>, df_denom=100, df_num=4</text:p>
      <text:p text:style-name="Preformatted_20_Text"><text:soft-page-break/>------------------</text:p>
      <text:p text:style-name="Preformatted_20_Text">------------------</text:p>
      <text:p text:style-name="P1">KH causes HDZ</text:p>
      <text:p text:style-name="Preformatted_20_Text">------------------</text:p>
      <text:p text:style-name="Preformatted_20_Text"/>
      <text:p text:style-name="Preformatted_20_Text">Granger Causality</text:p>
      <text:p text:style-name="Preformatted_20_Text">number of lags (no zero) 1</text:p>
      <text:p text:style-name="Preformatted_20_Text">ssr based F test: <text:s text:c="8"/>F=3.1147 <text:s/>, p=0.0804 <text:s/>, df_denom=109, df_num=1</text:p>
      <text:p text:style-name="Preformatted_20_Text">ssr based chi2 test: <text:s text:c="2"/>chi2=3.2004 <text:s/>, p=0.0736 <text:s/>, df=1</text:p>
      <text:p text:style-name="Preformatted_20_Text">likelihood ratio test: chi2=3.1555 <text:s/>, p=0.0757 <text:s/>, df=1</text:p>
      <text:p text:style-name="Preformatted_20_Text">parameter F test: <text:s text:c="8"/>F=3.1147 <text:s/>, p=0.0804 <text:s/>, df_denom=109, df_num=1</text:p>
      <text:p text:style-name="Preformatted_20_Text"/>
      <text:p text:style-name="Preformatted_20_Text">Granger Causality</text:p>
      <text:p text:style-name="P1">number of lags (no zero) 2</text:p>
      <text:p text:style-name="Preformatted_20_Text">ssr based F test: <text:s text:c="8"/>F=4.6625 <text:s/>, p=0.0115 <text:s/>, df_denom=106, df_num=2</text:p>
      <text:p text:style-name="Preformatted_20_Text">ssr based chi2 test: <text:s text:c="2"/>chi2=9.7649 <text:s/>, p=0.0076 <text:s/>, df=2</text:p>
      <text:p text:style-name="Preformatted_20_Text">likelihood ratio test: chi2=9.3590 <text:s/>, p=0.0093 <text:s/>, df=2</text:p>
      <text:p text:style-name="Preformatted_20_Text">parameter F test: <text:s text:c="8"/>F=4.6625 <text:s/>, p=0.0115 <text:s/>, df_denom=106, df_num=2</text:p>
      <text:p text:style-name="Preformatted_20_Text"/>
      <text:p text:style-name="Preformatted_20_Text">Granger Causality</text:p>
      <text:p text:style-name="P1">number of lags (no zero) 3</text:p>
      <text:p text:style-name="Preformatted_20_Text">ssr based F test: <text:s text:c="8"/>F=3.8431 <text:s/>, p=0.0118 <text:s/>, df_denom=103, df_num=3</text:p>
      <text:p text:style-name="Preformatted_20_Text">ssr based chi2 test: <text:s text:c="2"/>chi2=12.3129 , p=0.0064 <text:s/>, df=3</text:p>
      <text:p text:style-name="Preformatted_20_Text">likelihood ratio test: chi2=11.6712 , p=0.0086 <text:s/>, df=3</text:p>
      <text:p text:style-name="Preformatted_20_Text">parameter F test: <text:s text:c="8"/>F=3.8431 <text:s/>, p=0.0118 <text:s/>, df_denom=103, df_num=3</text:p>
      <text:p text:style-name="Preformatted_20_Text"/>
      <text:p text:style-name="Preformatted_20_Text">Granger Causality</text:p>
      <text:p text:style-name="P1">number of lags (no zero) 4</text:p>
      <text:p text:style-name="Preformatted_20_Text">ssr based F test: <text:s text:c="8"/>F=2.5374 <text:s/>, p=0.0446 <text:s/>, df_denom=100, df_num=4</text:p>
      <text:p text:style-name="Preformatted_20_Text">ssr based chi2 test: <text:s text:c="2"/>chi2=11.0630 , p=0.0259 <text:s/>, df=4</text:p>
      <text:p text:style-name="Preformatted_20_Text">likelihood ratio test: chi2=10.5369 , p=0.0323 <text:s/>, df=4</text:p>
      <text:p text:style-name="Preformatted_20_Text">parameter F test: <text:s text:c="8"/>F=2.5374 <text:s/>, p=0.0446 <text:s/>, df_denom=100, df_num=4</text:p>
      <text:p text:style-name="Preformatted_20_Text">------------------</text:p>
      <text:p text:style-name="Preformatted_20_Text">------------------</text:p>
      <text:p text:style-name="P1">KH causes MOST</text:p>
      <text:p text:style-name="Preformatted_20_Text">------------------</text:p>
      <text:p text:style-name="Preformatted_20_Text"/>
      <text:p text:style-name="Preformatted_20_Text">Granger Causality</text:p>
      <text:p text:style-name="Preformatted_20_Text">number of lags (no zero) 1</text:p>
      <text:p text:style-name="Preformatted_20_Text">ssr based F test: <text:s text:c="8"/>F=2.7798 <text:s/>, p=0.0983 <text:s/>, df_denom=109, df_num=1</text:p>
      <text:p text:style-name="Preformatted_20_Text">ssr based chi2 test: <text:s text:c="2"/>chi2=2.8563 <text:s/>, p=0.0910 <text:s/>, df=1</text:p>
      <text:p text:style-name="Preformatted_20_Text">likelihood ratio test: chi2=2.8205 <text:s/>, p=0.0931 <text:s/>, df=1</text:p>
      <text:p text:style-name="Preformatted_20_Text">parameter F test: <text:s text:c="8"/>F=2.7798 <text:s/>, p=0.0983 <text:s/>, df_denom=109, df_num=1</text:p>
      <text:p text:style-name="Preformatted_20_Text"/>
      <text:p text:style-name="Preformatted_20_Text">Granger Causality</text:p>
      <text:p text:style-name="Preformatted_20_Text">number of lags (no zero) 2</text:p>
      <text:p text:style-name="Preformatted_20_Text">ssr based F test: <text:s text:c="8"/>F=2.2584 <text:s/>, p=0.1095 <text:s/>, df_denom=106, df_num=2</text:p>
      <text:p text:style-name="Preformatted_20_Text">ssr based chi2 test: <text:s text:c="2"/>chi2=4.7298 <text:s/>, p=0.0940 <text:s/>, df=2</text:p>
      <text:p text:style-name="Preformatted_20_Text">likelihood ratio test: chi2=4.6318 <text:s/>, p=0.0987 <text:s/>, df=2</text:p>
      <text:p text:style-name="Preformatted_20_Text">parameter F test: <text:s text:c="8"/>F=2.2584 <text:s/>, p=0.1095 <text:s/>, df_denom=106, df_num=2</text:p>
      <text:p text:style-name="Preformatted_20_Text"/>
      <text:p text:style-name="Preformatted_20_Text">Granger Causality</text:p>
      <text:p text:style-name="Preformatted_20_Text">number of lags (no zero) 3</text:p>
      <text:p text:style-name="Preformatted_20_Text">ssr based F test: <text:s text:c="8"/>F=2.1891 <text:s/>, p=0.0938 <text:s/>, df_denom=103, df_num=3</text:p>
      <text:p text:style-name="Preformatted_20_Text">ssr based chi2 test: <text:s text:c="2"/>chi2=7.0137 <text:s/>, p=0.0715 <text:s/>, df=3</text:p>
      <text:p text:style-name="Preformatted_20_Text">likelihood ratio test: chi2=6.7992 <text:s/>, p=0.0786 <text:s/>, df=3</text:p>
      <text:p text:style-name="Preformatted_20_Text">parameter F test: <text:s text:c="8"/>F=2.1891 <text:s/>, p=0.0938 <text:s/>, df_denom=103, df_num=3</text:p>
      <text:p text:style-name="Preformatted_20_Text"/>
      <text:p text:style-name="Preformatted_20_Text">Granger Causality</text:p>
      <text:p text:style-name="P1">number of lags (no zero) 4</text:p>
      <text:p text:style-name="Preformatted_20_Text">ssr based F test: <text:s text:c="8"/>F=2.5334 <text:s/>, p=0.0449 <text:s/>, df_denom=100, df_num=4</text:p>
      <text:p text:style-name="Preformatted_20_Text">ssr based chi2 test: <text:s text:c="2"/>chi2=11.0456 , p=0.0261 <text:s/>, df=4</text:p>
      <text:p text:style-name="Preformatted_20_Text">likelihood ratio test: chi2=10.5211 , p=0.0325 <text:s/>, df=4</text:p>
      <text:p text:style-name="Preformatted_20_Text">parameter F test: <text:s text:c="8"/>F=2.5334 <text:s/>, p=0.0449 <text:s/>, df_denom=100, df_num=4</text:p>
      <text:p text:style-name="Preformatted_20_Text"><text:soft-page-break/>------------------</text:p>
      <text:p text:style-name="Preformatted_20_Text">------------------</text:p>
      <text:p text:style-name="Preformatted_20_Text"/>
      <text:p text:style-name="P1">KH causes DPMS</text:p>
      <text:p text:style-name="Preformatted_20_Text">------------------</text:p>
      <text:p text:style-name="Preformatted_20_Text"/>
      <text:p text:style-name="Preformatted_20_Text">Granger Causality</text:p>
      <text:p text:style-name="P1">number of lags (no zero) 1</text:p>
      <text:p text:style-name="Preformatted_20_Text">ssr based F test: <text:s text:c="8"/>F=6.2424 <text:s/>, p=0.0140 <text:s/>, df_denom=109, df_num=1</text:p>
      <text:p text:style-name="Preformatted_20_Text">ssr based chi2 test: <text:s text:c="2"/>chi2=6.4142 <text:s/>, p=0.0113 <text:s/>, df=1</text:p>
      <text:p text:style-name="Preformatted_20_Text">likelihood ratio test: chi2=6.2373 <text:s/>, p=0.0125 <text:s/>, df=1</text:p>
      <text:p text:style-name="Preformatted_20_Text">parameter F test: <text:s text:c="8"/>F=6.2424 <text:s/>, p=0.0140 <text:s/>, df_denom=109, df_num=1</text:p>
      <text:p text:style-name="Preformatted_20_Text"/>
      <text:p text:style-name="Preformatted_20_Text">Granger Causality</text:p>
      <text:p text:style-name="P1">number of lags (no zero) 2</text:p>
      <text:p text:style-name="Preformatted_20_Text">ssr based F test: <text:s text:c="8"/>F=3.9317 <text:s/>, p=0.0225 <text:s/>, df_denom=106, df_num=2</text:p>
      <text:p text:style-name="Preformatted_20_Text">ssr based chi2 test: <text:s text:c="2"/>chi2=8.2343 <text:s/>, p=0.0163 <text:s/>, df=2</text:p>
      <text:p text:style-name="Preformatted_20_Text">likelihood ratio test: chi2=7.9432 <text:s/>, p=0.0188 <text:s/>, df=2</text:p>
      <text:p text:style-name="Preformatted_20_Text">parameter F test: <text:s text:c="8"/>F=3.9317 <text:s/>, p=0.0225 <text:s/>, df_denom=106, df_num=2</text:p>
      <text:p text:style-name="Preformatted_20_Text"/>
      <text:p text:style-name="Preformatted_20_Text">Granger Causality</text:p>
      <text:p text:style-name="P1">number of lags (no zero) 3</text:p>
      <text:p text:style-name="Preformatted_20_Text">ssr based F test: <text:s text:c="8"/>F=2.6366 <text:s/>, p=0.0537 <text:s/>, df_denom=103, df_num=3</text:p>
      <text:p text:style-name="Preformatted_20_Text">ssr based chi2 test: <text:s text:c="2"/>chi2=8.4473 <text:s/>, p=0.0376 <text:s/>, df=3</text:p>
      <text:p text:style-name="Preformatted_20_Text">likelihood ratio test: chi2=8.1386 <text:s/>, p=0.0432 <text:s/>, df=3</text:p>
      <text:p text:style-name="Preformatted_20_Text">parameter F test: <text:s text:c="8"/>F=2.6366 <text:s/>, p=0.0537 <text:s/>, df_denom=103, df_num=3</text:p>
      <text:p text:style-name="Preformatted_20_Text"/>
      <text:p text:style-name="Preformatted_20_Text">Granger Causality</text:p>
      <text:p text:style-name="P1">number of lags (no zero) 4</text:p>
      <text:p text:style-name="Preformatted_20_Text">ssr based F test: <text:s text:c="8"/>F=2.6906 <text:s/>, p=0.0353 <text:s/>, df_denom=100, df_num=4</text:p>
      <text:p text:style-name="Preformatted_20_Text">ssr based chi2 test: <text:s text:c="2"/>chi2=11.7311 , p=0.0195 <text:s/>, df=4</text:p>
      <text:p text:style-name="Preformatted_20_Text">likelihood ratio test: chi2=11.1417 , p=0.0250 <text:s/>, df=4</text:p>
      <text:p text:style-name="Preformatted_20_Text">parameter F test: <text:s text:c="8"/>F=2.6906 <text:s/>, p=0.0353 <text:s/>, df_denom=100, df_num=4</text:p>
      <text:p text:style-name="Preformatted_20_Text">------------------</text:p>
      <text:p text:style-name="Preformatted_20_Text">------------------</text:p>
      <text:p text:style-name="P1">MOST causes HDZ</text:p>
      <text:p text:style-name="Preformatted_20_Text">------------------</text:p>
      <text:p text:style-name="Preformatted_20_Text"/>
      <text:p text:style-name="Preformatted_20_Text">Granger Causality</text:p>
      <text:p text:style-name="P1">number of lags (no zero) 1</text:p>
      <text:p text:style-name="Preformatted_20_Text">ssr based F test: <text:s text:c="8"/>F=11.2613 , p=0.0011 <text:s/>, df_denom=109, df_num=1</text:p>
      <text:p text:style-name="Preformatted_20_Text">ssr based chi2 test: <text:s text:c="2"/>chi2=11.5713 , p=0.0007 <text:s/>, df=1</text:p>
      <text:p text:style-name="Preformatted_20_Text">likelihood ratio test: chi2=11.0117 , p=0.0009 <text:s/>, df=1</text:p>
      <text:p text:style-name="Preformatted_20_Text">parameter F test: <text:s text:c="8"/>F=11.2613 , p=0.0011 <text:s/>, df_denom=109, df_num=1</text:p>
      <text:p text:style-name="Preformatted_20_Text"/>
      <text:p text:style-name="Preformatted_20_Text">Granger Causality</text:p>
      <text:p text:style-name="P1">number of lags (no zero) 2</text:p>
      <text:p text:style-name="Preformatted_20_Text">ssr based F test: <text:s text:c="8"/>F=7.4736 <text:s/>, p=0.0009 <text:s/>, df_denom=106, df_num=2</text:p>
      <text:p text:style-name="Preformatted_20_Text">ssr based chi2 test: <text:s text:c="2"/>chi2=15.6523 , p=0.0004 <text:s/>, df=2</text:p>
      <text:p text:style-name="Preformatted_20_Text">likelihood ratio test: chi2=14.6426 , p=0.0007 <text:s/>, df=2</text:p>
      <text:p text:style-name="Preformatted_20_Text">parameter F test: <text:s text:c="8"/>F=7.4736 <text:s/>, p=0.0009 <text:s/>, df_denom=106, df_num=2</text:p>
      <text:p text:style-name="Preformatted_20_Text"/>
      <text:p text:style-name="P1">Granger Causality</text:p>
      <text:p text:style-name="Preformatted_20_Text">number of lags (no zero) 3</text:p>
      <text:p text:style-name="Preformatted_20_Text">ssr based F test: <text:s text:c="8"/>F=3.8988 <text:s/>, p=0.0110 <text:s/>, df_denom=103, df_num=3</text:p>
      <text:p text:style-name="Preformatted_20_Text">ssr based chi2 test: <text:s text:c="2"/>chi2=12.4913 , p=0.0059 <text:s/>, df=3</text:p>
      <text:p text:style-name="Preformatted_20_Text">likelihood ratio test: chi2=11.8315 , p=0.0080 <text:s/>, df=3</text:p>
      <text:p text:style-name="Preformatted_20_Text">parameter F test: <text:s text:c="8"/>F=3.8988 <text:s/>, p=0.0110 <text:s/>, df_denom=103, df_num=3</text:p>
      <text:p text:style-name="Preformatted_20_Text"/>
      <text:p text:style-name="Preformatted_20_Text">Granger Causality</text:p>
      <text:p text:style-name="P1">number of lags (no zero) 4</text:p>
      <text:p text:style-name="Preformatted_20_Text">ssr based F test: <text:s text:c="8"/>F=2.6365 <text:s/>, p=0.0384 <text:s/>, df_denom=100, df_num=4</text:p>
      <text:p text:style-name="Preformatted_20_Text">ssr based chi2 test: <text:s text:c="2"/>chi2=11.4950 , p=0.0215 <text:s/>, df=4</text:p>
      <text:p text:style-name="Preformatted_20_Text">likelihood ratio test: chi2=10.9284 , p=0.0274 <text:s/>, df=4</text:p>
      <text:p text:style-name="Preformatted_20_Text"><text:soft-page-break/>parameter F test: <text:s text:c="8"/>F=2.6365 <text:s/>, p=0.0384 <text:s/>, df_denom=100, df_num=4</text:p>
      <text:p text:style-name="Preformatted_20_Text">------------------</text:p>
      <text:p text:style-name="Preformatted_20_Text">------------------</text:p>
      <text:p text:style-name="P1"/>
      <text:p text:style-name="P1">MOST causes HNS-LD</text:p>
      <text:p text:style-name="Preformatted_20_Text">------------------</text:p>
      <text:p text:style-name="Preformatted_20_Text"/>
      <text:p text:style-name="Preformatted_20_Text">Granger Causality</text:p>
      <text:p text:style-name="P1">number of lags (no zero) 1</text:p>
      <text:p text:style-name="Preformatted_20_Text">ssr based F test: <text:s text:c="8"/>F=5.3628 <text:s/>, p=0.0224 <text:s/>, df_denom=109, df_num=1</text:p>
      <text:p text:style-name="Preformatted_20_Text">ssr based chi2 test: <text:s text:c="2"/>chi2=5.5104 <text:s/>, p=0.0189 <text:s/>, df=1</text:p>
      <text:p text:style-name="Preformatted_20_Text">likelihood ratio test: chi2=5.3792 <text:s/>, p=0.0204 <text:s/>, df=1</text:p>
      <text:p text:style-name="Preformatted_20_Text">parameter F test: <text:s text:c="8"/>F=5.3628 <text:s/>, p=0.0224 <text:s/>, df_denom=109, df_num=1</text:p>
      <text:p text:style-name="Preformatted_20_Text"/>
      <text:p text:style-name="Preformatted_20_Text">Granger Causality</text:p>
      <text:p text:style-name="Preformatted_20_Text">number of lags (no zero) 2</text:p>
      <text:p text:style-name="Preformatted_20_Text">ssr based F test: <text:s text:c="8"/>F=1.7800 <text:s/>, p=0.1736 <text:s/>, df_denom=106, df_num=2</text:p>
      <text:p text:style-name="Preformatted_20_Text">ssr based chi2 test: <text:s text:c="2"/>chi2=3.7279 <text:s/>, p=0.1551 <text:s/>, df=2</text:p>
      <text:p text:style-name="Preformatted_20_Text">likelihood ratio test: chi2=3.6666 <text:s/>, p=0.1599 <text:s/>, df=2</text:p>
      <text:p text:style-name="Preformatted_20_Text">parameter F test: <text:s text:c="8"/>F=1.7800 <text:s/>, p=0.1736 <text:s/>, df_denom=106, df_num=2</text:p>
      <text:p text:style-name="Preformatted_20_Text"/>
      <text:p text:style-name="Preformatted_20_Text">Granger Causality</text:p>
      <text:p text:style-name="Preformatted_20_Text">number of lags (no zero) 3</text:p>
      <text:p text:style-name="Preformatted_20_Text">ssr based F test: <text:s text:c="8"/>F=2.1103 <text:s/>, p=0.1035 <text:s/>, df_denom=103, df_num=3</text:p>
      <text:p text:style-name="Preformatted_20_Text">ssr based chi2 test: <text:s text:c="2"/>chi2=6.7612 <text:s/>, p=0.0799 <text:s/>, df=3</text:p>
      <text:p text:style-name="Preformatted_20_Text">likelihood ratio test: chi2=6.5616 <text:s/>, p=0.0873 <text:s/>, df=3</text:p>
      <text:p text:style-name="Preformatted_20_Text">parameter F test: <text:s text:c="8"/>F=2.1103 <text:s/>, p=0.1035 <text:s/>, df_denom=103, df_num=3</text:p>
      <text:p text:style-name="Preformatted_20_Text"/>
      <text:p text:style-name="Preformatted_20_Text">Granger Causality</text:p>
      <text:p text:style-name="Preformatted_20_Text">number of lags (no zero) 4</text:p>
      <text:p text:style-name="Preformatted_20_Text">ssr based F test: <text:s text:c="8"/>F=1.5759 <text:s/>, p=0.1866 <text:s/>, df_denom=100, df_num=4</text:p>
      <text:p text:style-name="Preformatted_20_Text">ssr based chi2 test: <text:s text:c="2"/>chi2=6.8707 <text:s/>, p=0.1429 <text:s/>, df=4</text:p>
      <text:p text:style-name="Preformatted_20_Text">likelihood ratio test: chi2=6.6629 <text:s/>, p=0.1548 <text:s/>, df=4</text:p>
      <text:p text:style-name="Preformatted_20_Text">parameter F test: <text:s text:c="8"/>F=1.5759 <text:s/>, p=0.1866 <text:s/>, df_denom=100, df_num=4</text:p>
      <text:p text:style-name="Preformatted_20_Text">------------------</text:p>
      <text:p text:style-name="Preformatted_20_Text">------------------</text:p>
      <text:p text:style-name="Preformatted_20_Text"/>
      <text:p text:style-name="P1">MOST causes Centar</text:p>
      <text:p text:style-name="Preformatted_20_Text">------------------</text:p>
      <text:p text:style-name="Preformatted_20_Text"/>
      <text:p text:style-name="Preformatted_20_Text">Granger Causality</text:p>
      <text:p text:style-name="P1">number of lags (no zero) 1</text:p>
      <text:p text:style-name="Preformatted_20_Text">ssr based F test: <text:s text:c="8"/>F=4.3316 <text:s/>, p=0.0398 <text:s/>, df_denom=109, df_num=1</text:p>
      <text:p text:style-name="Preformatted_20_Text">ssr based chi2 test: <text:s text:c="2"/>chi2=4.4509 <text:s/>, p=0.0349 <text:s/>, df=1</text:p>
      <text:p text:style-name="Preformatted_20_Text">likelihood ratio test: chi2=4.3647 <text:s/>, p=0.0367 <text:s/>, df=1</text:p>
      <text:p text:style-name="Preformatted_20_Text">parameter F test: <text:s text:c="8"/>F=4.3316 <text:s/>, p=0.0398 <text:s/>, df_denom=109, df_num=1</text:p>
      <text:p text:style-name="Preformatted_20_Text"/>
      <text:p text:style-name="Preformatted_20_Text">Granger Causality</text:p>
      <text:p text:style-name="Preformatted_20_Text">number of lags (no zero) 2</text:p>
      <text:p text:style-name="Preformatted_20_Text">ssr based F test: <text:s text:c="8"/>F=1.8637 <text:s/>, p=0.1601 <text:s/>, df_denom=106, df_num=2</text:p>
      <text:p text:style-name="Preformatted_20_Text">ssr based chi2 test: <text:s text:c="2"/>chi2=3.9032 <text:s/>, p=0.1420 <text:s/>, df=2</text:p>
      <text:p text:style-name="Preformatted_20_Text">likelihood ratio test: chi2=3.8361 <text:s/>, p=0.1469 <text:s/>, df=2</text:p>
      <text:p text:style-name="Preformatted_20_Text">parameter F test: <text:s text:c="8"/>F=1.8637 <text:s/>, p=0.1601 <text:s/>, df_denom=106, df_num=2</text:p>
      <text:p text:style-name="Preformatted_20_Text"/>
      <text:p text:style-name="Preformatted_20_Text">Granger Causality</text:p>
      <text:p text:style-name="Preformatted_20_Text">number of lags (no zero) 3</text:p>
      <text:p text:style-name="Preformatted_20_Text">ssr based F test: <text:s text:c="8"/>F=1.2277 <text:s/>, p=0.3035 <text:s/>, df_denom=103, df_num=3</text:p>
      <text:p text:style-name="Preformatted_20_Text">ssr based chi2 test: <text:s text:c="2"/>chi2=3.9335 <text:s/>, p=0.2687 <text:s/>, df=3</text:p>
      <text:p text:style-name="Preformatted_20_Text">likelihood ratio test: chi2=3.8648 <text:s/>, p=0.2764 <text:s/>, df=3</text:p>
      <text:p text:style-name="Preformatted_20_Text">parameter F test: <text:s text:c="8"/>F=1.2277 <text:s/>, p=0.3035 <text:s/>, df_denom=103, df_num=3</text:p>
      <text:p text:style-name="Preformatted_20_Text"/>
      <text:p text:style-name="Preformatted_20_Text">Granger Causality</text:p>
      <text:p text:style-name="Preformatted_20_Text">number of lags (no zero) 4</text:p>
      <text:p text:style-name="Preformatted_20_Text">ssr based F test: <text:s text:c="8"/>F=0.8159 <text:s/>, p=0.5180 <text:s/>, df_denom=100, df_num=4</text:p>
      <text:p text:style-name="Preformatted_20_Text"><text:soft-page-break/>ssr based chi2 test: <text:s text:c="2"/>chi2=3.5571 <text:s/>, p=0.4692 <text:s/>, df=4</text:p>
      <text:p text:style-name="Preformatted_20_Text">likelihood ratio test: chi2=3.5003 <text:s/>, p=0.4778 <text:s/>, df=4</text:p>
      <text:p text:style-name="Preformatted_20_Text">parameter F test: <text:s text:c="8"/>F=0.8159 <text:s/>, p=0.5180 <text:s/>, df_denom=100, df_num=4</text:p>
      <text:p text:style-name="Preformatted_20_Text">------------------</text:p>
      <text:p text:style-name="Preformatted_20_Text"/>
      <text:p text:style-name="P1">DPMS causes Mozemo!</text:p>
      <text:p text:style-name="Preformatted_20_Text">------------------</text:p>
      <text:p text:style-name="Preformatted_20_Text"/>
      <text:p text:style-name="Preformatted_20_Text">Granger Causality</text:p>
      <text:p text:style-name="P1">number of lags (no zero) 1</text:p>
      <text:p text:style-name="Preformatted_20_Text">ssr based F test: <text:s text:c="8"/>F=14.1983 , p=0.0003 <text:s/>, df_denom=109, df_num=1</text:p>
      <text:p text:style-name="Preformatted_20_Text">ssr based chi2 test: <text:s text:c="2"/>chi2=14.5891 , p=0.0001 <text:s/>, df=1</text:p>
      <text:p text:style-name="Preformatted_20_Text">likelihood ratio test: chi2=13.7141 , p=0.0002 <text:s/>, df=1</text:p>
      <text:p text:style-name="Preformatted_20_Text">parameter F test: <text:s text:c="8"/>F=14.1983 , p=0.0003 <text:s/>, df_denom=109, df_num=1</text:p>
      <text:p text:style-name="Preformatted_20_Text"/>
      <text:p text:style-name="Preformatted_20_Text">Granger Causality</text:p>
      <text:p text:style-name="Preformatted_20_Text">number of lags (no zero) 2</text:p>
      <text:p text:style-name="Preformatted_20_Text">ssr based F test: <text:s text:c="8"/>F=2.3649 <text:s/>, p=0.0989 <text:s/>, df_denom=106, df_num=2</text:p>
      <text:p text:style-name="Preformatted_20_Text">ssr based chi2 test: <text:s text:c="2"/>chi2=4.9529 <text:s/>, p=0.0840 <text:s/>, df=2</text:p>
      <text:p text:style-name="Preformatted_20_Text">likelihood ratio test: chi2=4.8456 <text:s/>, p=0.0887 <text:s/>, df=2</text:p>
      <text:p text:style-name="Preformatted_20_Text">parameter F test: <text:s text:c="8"/>F=2.3649 <text:s/>, p=0.0989 <text:s/>, df_denom=106, df_num=2</text:p>
      <text:p text:style-name="Preformatted_20_Text"/>
      <text:p text:style-name="Preformatted_20_Text">Granger Causality</text:p>
      <text:p text:style-name="Preformatted_20_Text">number of lags (no zero) 3</text:p>
      <text:p text:style-name="Preformatted_20_Text">ssr based F test: <text:s text:c="8"/>F=1.4769 <text:s/>, p=0.2252 <text:s/>, df_denom=103, df_num=3</text:p>
      <text:p text:style-name="Preformatted_20_Text">ssr based chi2 test: <text:s text:c="2"/>chi2=4.7320 <text:s/>, p=0.1925 <text:s/>, df=3</text:p>
      <text:p text:style-name="Preformatted_20_Text">likelihood ratio test: chi2=4.6330 <text:s/>, p=0.2007 <text:s/>, df=3</text:p>
      <text:p text:style-name="Preformatted_20_Text">parameter F test: <text:s text:c="8"/>F=1.4769 <text:s/>, p=0.2252 <text:s/>, df_denom=103, df_num=3</text:p>
      <text:p text:style-name="Preformatted_20_Text"/>
      <text:p text:style-name="Preformatted_20_Text">Granger Causality</text:p>
      <text:p text:style-name="Preformatted_20_Text">number of lags (no zero) 4</text:p>
      <text:p text:style-name="Preformatted_20_Text">ssr based F test: <text:s text:c="8"/>F=1.3276 <text:s/>, p=0.2649 <text:s/>, df_denom=100, df_num=4</text:p>
      <text:p text:style-name="Preformatted_20_Text">ssr based chi2 test: <text:s text:c="2"/>chi2=5.7884 <text:s/>, p=0.2155 <text:s/>, df=4</text:p>
      <text:p text:style-name="Preformatted_20_Text">likelihood ratio test: chi2=5.6399 <text:s/>, p=0.2277 <text:s/>, df=4</text:p>
      <text:p text:style-name="Preformatted_20_Text">parameter F test: <text:s text:c="8"/>F=1.3276 <text:s/>, p=0.2649 <text:s/>, df_denom=100, df_num=4</text:p>
      <text:p text:style-name="Preformatted_20_Text">------------------</text:p>
      <text:p text:style-name="Preformatted_20_Text">------------------</text:p>
      <text:p text:style-name="Preformatted_20_Text"/>
      <text:p text:style-name="P1">Centar causes SDP</text:p>
      <text:p text:style-name="Preformatted_20_Text">------------------</text:p>
      <text:p text:style-name="Preformatted_20_Text"/>
      <text:p text:style-name="Preformatted_20_Text">Granger Causality</text:p>
      <text:p text:style-name="Preformatted_20_Text">number of lags (no zero) 1</text:p>
      <text:p text:style-name="Preformatted_20_Text">ssr based F test: <text:s text:c="8"/>F=0.0293 <text:s/>, p=0.8643 <text:s/>, df_denom=109, df_num=1</text:p>
      <text:p text:style-name="Preformatted_20_Text">ssr based chi2 test: <text:s text:c="2"/>chi2=0.0301 <text:s/>, p=0.8622 <text:s/>, df=1</text:p>
      <text:p text:style-name="Preformatted_20_Text">likelihood ratio test: chi2=0.0301 <text:s/>, p=0.8622 <text:s/>, df=1</text:p>
      <text:p text:style-name="Preformatted_20_Text">parameter F test: <text:s text:c="8"/>F=0.0293 <text:s/>, p=0.8643 <text:s/>, df_denom=109, df_num=1</text:p>
      <text:p text:style-name="Preformatted_20_Text"/>
      <text:p text:style-name="Preformatted_20_Text">Granger Causality</text:p>
      <text:p text:style-name="Preformatted_20_Text">number of lags (no zero) 2</text:p>
      <text:p text:style-name="Preformatted_20_Text">ssr based F test: <text:s text:c="8"/>F=3.3459 <text:s/>, p=0.0390 <text:s/>, df_denom=106, df_num=2</text:p>
      <text:p text:style-name="Preformatted_20_Text">ssr based chi2 test: <text:s text:c="2"/>chi2=7.0075 <text:s/>, p=0.0301 <text:s/>, df=2</text:p>
      <text:p text:style-name="Preformatted_20_Text">likelihood ratio test: chi2=6.7952 <text:s/>, p=0.0335 <text:s/>, df=2</text:p>
      <text:p text:style-name="Preformatted_20_Text">parameter F test: <text:s text:c="8"/>F=3.3459 <text:s/>, p=0.0390 <text:s/>, df_denom=106, df_num=2</text:p>
      <text:p text:style-name="Preformatted_20_Text"/>
      <text:p text:style-name="Preformatted_20_Text">Granger Causality</text:p>
      <text:p text:style-name="P1">number of lags (no zero) 3</text:p>
      <text:p text:style-name="Preformatted_20_Text">ssr based F test: <text:s text:c="8"/>F=3.0411 <text:s/>, p=0.0323 <text:s/>, df_denom=103, df_num=3</text:p>
      <text:p text:style-name="Preformatted_20_Text">ssr based chi2 test: <text:s text:c="2"/>chi2=9.7433 <text:s/>, p=0.0209 <text:s/>, df=3</text:p>
      <text:p text:style-name="Preformatted_20_Text">likelihood ratio test: chi2=9.3357 <text:s/>, p=0.0251 <text:s/>, df=3</text:p>
      <text:p text:style-name="Preformatted_20_Text">parameter F test: <text:s text:c="8"/>F=3.0411 <text:s/>, p=0.0323 <text:s/>, df_denom=103, df_num=3</text:p>
      <text:p text:style-name="Preformatted_20_Text"/>
      <text:p text:style-name="Preformatted_20_Text">Granger Causality</text:p>
      <text:p text:style-name="P1">number of lags (no zero) 4</text:p>
      <text:p text:style-name="Preformatted_20_Text"><text:soft-page-break/>ssr based F test: <text:s text:c="8"/>F=2.3387 <text:s/>, p=0.0603 <text:s/>, df_denom=100, df_num=4</text:p>
      <text:p text:style-name="Preformatted_20_Text">ssr based chi2 test: <text:s text:c="2"/>chi2=10.1968 , p=0.0372 <text:s/>, df=4</text:p>
      <text:p text:style-name="Preformatted_20_Text">likelihood ratio test: chi2=9.7477 <text:s/>, p=0.0449 <text:s/>, df=4</text:p>
      <text:p text:style-name="Preformatted_20_Text">parameter F test: <text:s text:c="8"/>F=2.3387 <text:s/>, p=0.0603 <text:s/>, df_denom=100, df_num=4</text:p>
      <text:p text:style-name="Preformatted_20_Text">------------------</text:p>
      <text:p text:style-name="Preformatted_20_Text">------------------</text:p>
      <text:p text:style-name="Preformatted_20_Text"/>
      <text:p text:style-name="P1">Centar causes RF</text:p>
      <text:p text:style-name="Preformatted_20_Text">------------------</text:p>
      <text:p text:style-name="Preformatted_20_Text"/>
      <text:p text:style-name="Preformatted_20_Text">Granger Causality</text:p>
      <text:p text:style-name="P1">number of lags (no zero) 1</text:p>
      <text:p text:style-name="Preformatted_20_Text">ssr based F test: <text:s text:c="8"/>F=6.3664 <text:s/>, p=0.0131 <text:s/>, df_denom=109, df_num=1</text:p>
      <text:p text:style-name="Preformatted_20_Text">ssr based chi2 test: <text:s text:c="2"/>chi2=6.5416 <text:s/>, p=0.0105 <text:s/>, df=1</text:p>
      <text:p text:style-name="Preformatted_20_Text">likelihood ratio test: chi2=6.3577 <text:s/>, p=0.0117 <text:s/>, df=1</text:p>
      <text:p text:style-name="Preformatted_20_Text">parameter F test: <text:s text:c="8"/>F=6.3664 <text:s/>, p=0.0131 <text:s/>, df_denom=109, df_num=1</text:p>
      <text:p text:style-name="Preformatted_20_Text"/>
      <text:p text:style-name="Preformatted_20_Text">Granger Causality</text:p>
      <text:p text:style-name="Preformatted_20_Text">number of lags (no zero) 2</text:p>
      <text:p text:style-name="Preformatted_20_Text">ssr based F test: <text:s text:c="8"/>F=2.5619 <text:s/>, p=0.0819 <text:s/>, df_denom=106, df_num=2</text:p>
      <text:p text:style-name="Preformatted_20_Text">ssr based chi2 test: <text:s text:c="2"/>chi2=5.3655 <text:s/>, p=0.0684 <text:s/>, df=2</text:p>
      <text:p text:style-name="Preformatted_20_Text">likelihood ratio test: chi2=5.2398 <text:s/>, p=0.0728 <text:s/>, df=2</text:p>
      <text:p text:style-name="Preformatted_20_Text">parameter F test: <text:s text:c="8"/>F=2.5619 <text:s/>, p=0.0819 <text:s/>, df_denom=106, df_num=2</text:p>
      <text:p text:style-name="Preformatted_20_Text"/>
      <text:p text:style-name="Preformatted_20_Text">Granger Causality</text:p>
      <text:p text:style-name="P1">number of lags (no zero) 3</text:p>
      <text:p text:style-name="Preformatted_20_Text">ssr based F test: <text:s text:c="8"/>F=3.2077 <text:s/>, p=0.0262 <text:s/>, df_denom=103, df_num=3</text:p>
      <text:p text:style-name="Preformatted_20_Text">ssr based chi2 test: <text:s text:c="2"/>chi2=10.2770 , p=0.0164 <text:s/>, df=3</text:p>
      <text:p text:style-name="Preformatted_20_Text">likelihood ratio test: chi2=9.8249 <text:s/>, p=0.0201 <text:s/>, df=3</text:p>
      <text:p text:style-name="Preformatted_20_Text">parameter F test: <text:s text:c="8"/>F=3.2077 <text:s/>, p=0.0262 <text:s/>, df_denom=103, df_num=3</text:p>
      <text:p text:style-name="Preformatted_20_Text"/>
      <text:p text:style-name="Preformatted_20_Text">Granger Causality</text:p>
      <text:p text:style-name="P1">number of lags (no zero) 4</text:p>
      <text:p text:style-name="Preformatted_20_Text">ssr based F test: <text:s text:c="8"/>F=3.2092 <text:s/>, p=0.0159 <text:s/>, df_denom=100, df_num=4</text:p>
      <text:p text:style-name="Preformatted_20_Text">ssr based chi2 test: <text:s text:c="2"/>chi2=13.9923 , p=0.0073 <text:s/>, df=4</text:p>
      <text:p text:style-name="Preformatted_20_Text">likelihood ratio test: chi2=13.1643 , p=0.0105 <text:s/>, df=4</text:p>
      <text:p text:style-name="Preformatted_20_Text">parameter F test: <text:s text:c="8"/>F=3.2092 <text:s/>, p=0.0159 <text:s/>, df_denom=100, df_num=4</text:p>
      <text:p text:style-name="Preformatted_20_Text">------------------</text:p>
      <text:p text:style-name="Preformatted_20_Text">------------------</text:p>
      <text:p text:style-name="P1">Fokus causes HDZ</text:p>
      <text:p text:style-name="Preformatted_20_Text">------------------</text:p>
      <text:p text:style-name="Preformatted_20_Text"/>
      <text:p text:style-name="Preformatted_20_Text">Granger Causality</text:p>
      <text:p text:style-name="P1">number of lags (no zero) 1</text:p>
      <text:p text:style-name="Preformatted_20_Text">ssr based F test: <text:s text:c="8"/>F=27.0539 , p=0.0000 <text:s/>, df_denom=109, df_num=1</text:p>
      <text:p text:style-name="Preformatted_20_Text">ssr based chi2 test: <text:s text:c="2"/>chi2=27.7985 , p=0.0000 <text:s/>, df=1</text:p>
      <text:p text:style-name="Preformatted_20_Text">likelihood ratio test: chi2=24.8307 , p=0.0000 <text:s/>, df=1</text:p>
      <text:p text:style-name="Preformatted_20_Text">parameter F test: <text:s text:c="8"/>F=27.0539 , p=0.0000 <text:s/>, df_denom=109, df_num=1</text:p>
      <text:p text:style-name="Preformatted_20_Text"/>
      <text:p text:style-name="Preformatted_20_Text">Granger Causality</text:p>
      <text:p text:style-name="P1">number of lags (no zero) 2</text:p>
      <text:p text:style-name="Preformatted_20_Text">ssr based F test: <text:s text:c="8"/>F=10.6927 , p=0.0001 <text:s/>, df_denom=106, df_num=2</text:p>
      <text:p text:style-name="Preformatted_20_Text">ssr based chi2 test: <text:s text:c="2"/>chi2=22.3942 , p=0.0000 <text:s/>, df=2</text:p>
      <text:p text:style-name="Preformatted_20_Text">likelihood ratio test: chi2=20.3994 , p=0.0000 <text:s/>, df=2</text:p>
      <text:p text:style-name="Preformatted_20_Text">parameter F test: <text:s text:c="8"/>F=10.6927 , p=0.0001 <text:s/>, df_denom=106, df_num=2</text:p>
      <text:p text:style-name="Preformatted_20_Text"/>
      <text:p text:style-name="Preformatted_20_Text">Granger Causality</text:p>
      <text:p text:style-name="P1">number of lags (no zero) 3</text:p>
      <text:p text:style-name="Preformatted_20_Text">ssr based F test: <text:s text:c="8"/>F=5.3666 <text:s/>, p=0.0018 <text:s/>, df_denom=103, df_num=3</text:p>
      <text:p text:style-name="Preformatted_20_Text">ssr based chi2 test: <text:s text:c="2"/>chi2=17.1938 , p=0.0006 <text:s/>, df=3</text:p>
      <text:p text:style-name="Preformatted_20_Text">likelihood ratio test: chi2=15.9755 , p=0.0011 <text:s/>, df=3</text:p>
      <text:p text:style-name="Preformatted_20_Text">parameter F test: <text:s text:c="8"/>F=5.3666 <text:s/>, p=0.0018 <text:s/>, df_denom=103, df_num=3</text:p>
      <text:p text:style-name="Preformatted_20_Text"/>
      <text:p text:style-name="Preformatted_20_Text">Granger Causality</text:p>
      <text:p text:style-name="P1"><text:soft-page-break/>number of lags (no zero) 4</text:p>
      <text:p text:style-name="Preformatted_20_Text">ssr based F test: <text:s text:c="8"/>F=3.4978 <text:s/>, p=0.0102 <text:s/>, df_denom=100, df_num=4</text:p>
      <text:p text:style-name="Preformatted_20_Text">ssr based chi2 test: <text:s text:c="2"/>chi2=15.2505 , p=0.0042 <text:s/>, df=4</text:p>
      <text:p text:style-name="Preformatted_20_Text">likelihood ratio test: chi2=14.2737 , p=0.0065 <text:s/>, df=4</text:p>
      <text:p text:style-name="Preformatted_20_Text">parameter F test: <text:s text:c="8"/>F=3.4978 <text:s/>, p=0.0102 <text:s/>, df_denom=100, df_num=4</text:p>
      <text:p text:style-name="Preformatted_20_Text">------------------</text:p>
      <text:p text:style-name="Preformatted_20_Text">------------------</text:p>
      <text:p text:style-name="P1">Fokus causes SDP</text:p>
      <text:p text:style-name="Preformatted_20_Text">------------------</text:p>
      <text:p text:style-name="Preformatted_20_Text"/>
      <text:p text:style-name="Preformatted_20_Text">Granger Causality</text:p>
      <text:p text:style-name="P1">number of lags (no zero) 1</text:p>
      <text:p text:style-name="Preformatted_20_Text">ssr based F test: <text:s text:c="8"/>F=14.3345 , p=0.0003 <text:s/>, df_denom=109, df_num=1</text:p>
      <text:p text:style-name="Preformatted_20_Text">ssr based chi2 test: <text:s text:c="2"/>chi2=14.7290 , p=0.0001 <text:s/>, df=1</text:p>
      <text:p text:style-name="Preformatted_20_Text">likelihood ratio test: chi2=13.8379 , p=0.0002 <text:s/>, df=1</text:p>
      <text:p text:style-name="Preformatted_20_Text">parameter F test: <text:s text:c="8"/>F=14.3345 , p=0.0003 <text:s/>, df_denom=109, df_num=1</text:p>
      <text:p text:style-name="Preformatted_20_Text"/>
      <text:p text:style-name="Preformatted_20_Text">Granger Causality</text:p>
      <text:p text:style-name="P1">number of lags (no zero) 2</text:p>
      <text:p text:style-name="Preformatted_20_Text">ssr based F test: <text:s text:c="8"/>F=5.3718 <text:s/>, p=0.0060 <text:s/>, df_denom=106, df_num=2</text:p>
      <text:p text:style-name="Preformatted_20_Text">ssr based chi2 test: <text:s text:c="2"/>chi2=11.2503 , p=0.0036 <text:s/>, df=2</text:p>
      <text:p text:style-name="Preformatted_20_Text">likelihood ratio test: chi2=10.7160 , p=0.0047 <text:s/>, df=2</text:p>
      <text:p text:style-name="Preformatted_20_Text">parameter F test: <text:s text:c="8"/>F=5.3718 <text:s/>, p=0.0060 <text:s/>, df_denom=106, df_num=2</text:p>
      <text:p text:style-name="Preformatted_20_Text"/>
      <text:p text:style-name="Preformatted_20_Text">Granger Causality</text:p>
      <text:p text:style-name="Preformatted_20_Text">number of lags (no zero) 3</text:p>
      <text:p text:style-name="Preformatted_20_Text">ssr based F test: <text:s text:c="8"/>F=1.8354 <text:s/>, p=0.1454 <text:s/>, df_denom=103, df_num=3</text:p>
      <text:p text:style-name="Preformatted_20_Text">ssr based chi2 test: <text:s text:c="2"/>chi2=5.8805 <text:s/>, p=0.1176 <text:s/>, df=3</text:p>
      <text:p text:style-name="Preformatted_20_Text">likelihood ratio test: chi2=5.7287 <text:s/>, p=0.1256 <text:s/>, df=3</text:p>
      <text:p text:style-name="Preformatted_20_Text">parameter F test: <text:s text:c="8"/>F=1.8354 <text:s/>, p=0.1454 <text:s/>, df_denom=103, df_num=3</text:p>
      <text:p text:style-name="Preformatted_20_Text"/>
      <text:p text:style-name="Preformatted_20_Text">Granger Causality</text:p>
      <text:p text:style-name="Preformatted_20_Text">number of lags (no zero) 4</text:p>
      <text:p text:style-name="Preformatted_20_Text">ssr based F test: <text:s text:c="8"/>F=1.4180 <text:s/>, p=0.2335 <text:s/>, df_denom=100, df_num=4</text:p>
      <text:p text:style-name="Preformatted_20_Text">ssr based chi2 test: <text:s text:c="2"/>chi2=6.1825 <text:s/>, p=0.1859 <text:s/>, df=4</text:p>
      <text:p text:style-name="Preformatted_20_Text">likelihood ratio test: chi2=6.0135 <text:s/>, p=0.1981 <text:s/>, df=4</text:p>
      <text:p text:style-name="Preformatted_20_Text">parameter F test: <text:s text:c="8"/>F=1.4180 <text:s/>, p=0.2335 <text:s/>, df_denom=100, df_num=4</text:p>
      <text:p text:style-name="Preformatted_20_Text">------------------</text:p>
      <text:p text:style-name="Preformatted_20_Text">------------------</text:p>
      <text:p text:style-name="Preformatted_20_Text"/>
      <text:p text:style-name="P1">Fokus causes MOST</text:p>
      <text:p text:style-name="Preformatted_20_Text">------------------</text:p>
      <text:p text:style-name="Preformatted_20_Text"/>
      <text:p text:style-name="Preformatted_20_Text">Granger Causality</text:p>
      <text:p text:style-name="P1">number of lags (no zero) 1</text:p>
      <text:p text:style-name="Preformatted_20_Text">ssr based F test: <text:s text:c="8"/>F=7.7059 <text:s/>, p=0.0065 <text:s/>, df_denom=109, df_num=1</text:p>
      <text:p text:style-name="Preformatted_20_Text">ssr based chi2 test: <text:s text:c="2"/>chi2=7.9180 <text:s/>, p=0.0049 <text:s/>, df=1</text:p>
      <text:p text:style-name="Preformatted_20_Text">likelihood ratio test: chi2=7.6506 <text:s/>, p=0.0057 <text:s/>, df=1</text:p>
      <text:p text:style-name="Preformatted_20_Text">parameter F test: <text:s text:c="8"/>F=7.7059 <text:s/>, p=0.0065 <text:s/>, df_denom=109, df_num=1</text:p>
      <text:p text:style-name="Preformatted_20_Text"/>
      <text:p text:style-name="Preformatted_20_Text">Granger Causality</text:p>
      <text:p text:style-name="Preformatted_20_Text">number of lags (no zero) 2</text:p>
      <text:p text:style-name="Preformatted_20_Text">ssr based F test: <text:s text:c="8"/>F=2.1186 <text:s/>, p=0.1253 <text:s/>, df_denom=106, df_num=2</text:p>
      <text:p text:style-name="Preformatted_20_Text">ssr based chi2 test: <text:s text:c="2"/>chi2=4.4370 <text:s/>, p=0.1088 <text:s/>, df=2</text:p>
      <text:p text:style-name="Preformatted_20_Text">likelihood ratio test: chi2=4.3506 <text:s/>, p=0.1136 <text:s/>, df=2</text:p>
      <text:p text:style-name="Preformatted_20_Text">parameter F test: <text:s text:c="8"/>F=2.1186 <text:s/>, p=0.1253 <text:s/>, df_denom=106, df_num=2</text:p>
      <text:p text:style-name="Preformatted_20_Text"/>
      <text:p text:style-name="Preformatted_20_Text">Granger Causality</text:p>
      <text:p text:style-name="Preformatted_20_Text">number of lags (no zero) 3</text:p>
      <text:p text:style-name="Preformatted_20_Text">ssr based F test: <text:s text:c="8"/>F=2.1893 <text:s/>, p=0.0938 <text:s/>, df_denom=103, df_num=3</text:p>
      <text:p text:style-name="Preformatted_20_Text">ssr based chi2 test: <text:s text:c="2"/>chi2=7.0142 <text:s/>, p=0.0714 <text:s/>, df=3</text:p>
      <text:p text:style-name="Preformatted_20_Text">likelihood ratio test: chi2=6.7997 <text:s/>, p=0.0786 <text:s/>, df=3</text:p>
      <text:p text:style-name="Preformatted_20_Text">parameter F test: <text:s text:c="8"/>F=2.1893 <text:s/>, p=0.0938 <text:s/>, df_denom=103, df_num=3</text:p>
      <text:p text:style-name="Preformatted_20_Text"/>
      <text:p text:style-name="Preformatted_20_Text"><text:soft-page-break/>Granger Causality</text:p>
      <text:p text:style-name="Preformatted_20_Text">number of lags (no zero) 4</text:p>
      <text:p text:style-name="Preformatted_20_Text">ssr based F test: <text:s text:c="8"/>F=1.6389 <text:s/>, p=0.1704 <text:s/>, df_denom=100, df_num=4</text:p>
      <text:p text:style-name="Preformatted_20_Text">ssr based chi2 test: <text:s text:c="2"/>chi2=7.1458 <text:s/>, p=0.1284 <text:s/>, df=4</text:p>
      <text:p text:style-name="Preformatted_20_Text">likelihood ratio test: chi2=6.9213 <text:s/>, p=0.1401 <text:s/>, df=4</text:p>
      <text:p text:style-name="Preformatted_20_Text">parameter F test: <text:s text:c="8"/>F=1.6389 <text:s/>, p=0.1704 <text:s/>, df_denom=100, df_num=4</text:p>
      <text:p text:style-name="Preformatted_20_Text">------------------</text:p>
      <text:p text:style-name="Preformatted_20_Text">------------------</text:p>
      <text:p text:style-name="Preformatted_20_Text"/>
      <text:p text:style-name="P1">Mozemo! causes KH</text:p>
      <text:p text:style-name="Preformatted_20_Text">------------------</text:p>
      <text:p text:style-name="Preformatted_20_Text"/>
      <text:p text:style-name="Preformatted_20_Text">Granger Causality</text:p>
      <text:p text:style-name="P1">number of lags (no zero) 1</text:p>
      <text:p text:style-name="Preformatted_20_Text">ssr based F test: <text:s text:c="8"/>F=11.4758 , p=0.0010 <text:s/>, df_denom=109, df_num=1</text:p>
      <text:p text:style-name="Preformatted_20_Text">ssr based chi2 test: <text:s text:c="2"/>chi2=11.7917 , p=0.0006 <text:s/>, df=1</text:p>
      <text:p text:style-name="Preformatted_20_Text">likelihood ratio test: chi2=11.2113 , p=0.0008 <text:s/>, df=1</text:p>
      <text:p text:style-name="Preformatted_20_Text">parameter F test: <text:s text:c="8"/>F=11.4758 , p=0.0010 <text:s/>, df_denom=109, df_num=1</text:p>
      <text:p text:style-name="Preformatted_20_Text"/>
      <text:p text:style-name="Preformatted_20_Text">Granger Causality</text:p>
      <text:p text:style-name="P1">number of lags (no zero) 2</text:p>
      <text:p text:style-name="Preformatted_20_Text">ssr based F test: <text:s text:c="8"/>F=5.9278 <text:s/>, p=0.0036 <text:s/>, df_denom=106, df_num=2</text:p>
      <text:p text:style-name="Preformatted_20_Text">ssr based chi2 test: <text:s text:c="2"/>chi2=12.4148 , p=0.0020 <text:s/>, df=2</text:p>
      <text:p text:style-name="Preformatted_20_Text">likelihood ratio test: chi2=11.7683 , p=0.0028 <text:s/>, df=2</text:p>
      <text:p text:style-name="Preformatted_20_Text">parameter F test: <text:s text:c="8"/>F=5.9278 <text:s/>, p=0.0036 <text:s/>, df_denom=106, df_num=2</text:p>
      <text:p text:style-name="Preformatted_20_Text"/>
      <text:p text:style-name="Preformatted_20_Text">Granger Causality</text:p>
      <text:p text:style-name="P1">number of lags (no zero) 3</text:p>
      <text:p text:style-name="Preformatted_20_Text">ssr based F test: <text:s text:c="8"/>F=3.0999 <text:s/>, p=0.0300 <text:s/>, df_denom=103, df_num=3</text:p>
      <text:p text:style-name="Preformatted_20_Text">ssr based chi2 test: <text:s text:c="2"/>chi2=9.9316 <text:s/>, p=0.0192 <text:s/>, df=3</text:p>
      <text:p text:style-name="Preformatted_20_Text">likelihood ratio test: chi2=9.5086 <text:s/>, p=0.0232 <text:s/>, df=3</text:p>
      <text:p text:style-name="Preformatted_20_Text">parameter F test: <text:s text:c="8"/>F=3.0999 <text:s/>, p=0.0300 <text:s/>, df_denom=103, df_num=3</text:p>
      <text:p text:style-name="Preformatted_20_Text"/>
      <text:p text:style-name="Preformatted_20_Text">Granger Causality</text:p>
      <text:p text:style-name="Preformatted_20_Text">number of lags (no zero) 4</text:p>
      <text:p text:style-name="Preformatted_20_Text">ssr based F test: <text:s text:c="8"/>F=2.1355 <text:s/>, p=0.0819 <text:s/>, df_denom=100, df_num=4</text:p>
      <text:p text:style-name="Preformatted_20_Text">ssr based chi2 test: <text:s text:c="2"/>chi2=9.3108 <text:s/>, p=0.0538 <text:s/>, df=4</text:p>
      <text:p text:style-name="Preformatted_20_Text">likelihood ratio test: chi2=8.9344 <text:s/>, p=0.0628 <text:s/>, df=4</text:p>
      <text:p text:style-name="Preformatted_20_Text">parameter F test: <text:s text:c="8"/>F=2.1355 <text:s/>, p=0.0819 <text:s/>, df_denom=100, df_num=4</text:p>
      <text:p text:style-name="Preformatted_20_Text">------------------</text:p>
      <text:p text:style-name="Preformatted_20_Text">------------------</text:p>
      <text:p text:style-name="Preformatted_20_Text"/>
      <text:p text:style-name="P1">Mozemo! causes DPMS</text:p>
      <text:p text:style-name="Preformatted_20_Text">------------------</text:p>
      <text:p text:style-name="Preformatted_20_Text"/>
      <text:p text:style-name="Preformatted_20_Text">Granger Causality</text:p>
      <text:p text:style-name="P1">number of lags (no zero) 1</text:p>
      <text:p text:style-name="Preformatted_20_Text">ssr based F test: <text:s text:c="8"/>F=8.1629 <text:s/>, p=0.0051 <text:s/>, df_denom=109, df_num=1</text:p>
      <text:p text:style-name="Preformatted_20_Text">ssr based chi2 test: <text:s text:c="2"/>chi2=8.3875 <text:s/>, p=0.0038 <text:s/>, df=1</text:p>
      <text:p text:style-name="Preformatted_20_Text">likelihood ratio test: chi2=8.0883 <text:s/>, p=0.0045 <text:s/>, df=1</text:p>
      <text:p text:style-name="Preformatted_20_Text">parameter F test: <text:s text:c="8"/>F=8.1629 <text:s/>, p=0.0051 <text:s/>, df_denom=109, df_num=1</text:p>
      <text:p text:style-name="Preformatted_20_Text"/>
      <text:p text:style-name="Preformatted_20_Text">Granger Causality</text:p>
      <text:p text:style-name="Preformatted_20_Text">number of lags (no zero) 2</text:p>
      <text:p text:style-name="Preformatted_20_Text">ssr based F test: <text:s text:c="8"/>F=4.5821 <text:s/>, p=0.0123 <text:s/>, df_denom=106, df_num=2</text:p>
      <text:p text:style-name="Preformatted_20_Text">ssr based chi2 test: <text:s text:c="2"/>chi2=9.5964 <text:s/>, p=0.0082 <text:s/>, df=2</text:p>
      <text:p text:style-name="Preformatted_20_Text">likelihood ratio test: chi2=9.2041 <text:s/>, p=0.0100 <text:s/>, df=2</text:p>
      <text:p text:style-name="Preformatted_20_Text">parameter F test: <text:s text:c="8"/>F=4.5821 <text:s/>, p=0.0123 <text:s/>, df_denom=106, df_num=2</text:p>
      <text:p text:style-name="Preformatted_20_Text"/>
      <text:p text:style-name="Preformatted_20_Text">Granger Causality</text:p>
      <text:p text:style-name="P1">number of lags (no zero) 3</text:p>
      <text:p text:style-name="Preformatted_20_Text">ssr based F test: <text:s text:c="8"/>F=4.7731 <text:s/>, p=0.0037 <text:s/>, df_denom=103, df_num=3</text:p>
      <text:p text:style-name="Preformatted_20_Text">ssr based chi2 test: <text:s text:c="2"/>chi2=15.2924 , p=0.0016 <text:s/>, df=3</text:p>
      <text:p text:style-name="Preformatted_20_Text">likelihood ratio test: chi2=14.3187 , p=0.0025 <text:s/>, df=3</text:p>
      <text:p text:style-name="Preformatted_20_Text"><text:soft-page-break/>parameter F test: <text:s text:c="8"/>F=4.7731 <text:s/>, p=0.0037 <text:s/>, df_denom=103, df_num=3</text:p>
      <text:p text:style-name="Preformatted_20_Text"/>
      <text:p text:style-name="Preformatted_20_Text">Granger Causality</text:p>
      <text:p text:style-name="P1">number of lags (no zero) 4</text:p>
      <text:p text:style-name="Preformatted_20_Text">ssr based F test: <text:s text:c="8"/>F=4.6262 <text:s/>, p=0.0018 <text:s/>, df_denom=100, df_num=4</text:p>
      <text:p text:style-name="Preformatted_20_Text">ssr based chi2 test: <text:s text:c="2"/>chi2=20.1704 , p=0.0005 <text:s/>, df=4</text:p>
      <text:p text:style-name="Preformatted_20_Text">likelihood ratio test: chi2=18.5065 , p=0.0010 <text:s/>, df=4</text:p>
      <text:p text:style-name="Preformatted_20_Text">parameter F test: <text:s text:c="8"/>F=4.6262 <text:s/>, p=0.0018 <text:s/>, df_denom=100, df_num=4</text:p>
      <text:p text:style-name="Preformatted_20_Text">------------------</text:p>
      <text:p text:style-name="Preformatted_20_Text">------------------</text:p>
      <text:p text:style-name="Preformatted_20_Text"/>
      <text:p text:style-name="P1">RF causes HDZ</text:p>
      <text:p text:style-name="Preformatted_20_Text">------------------</text:p>
      <text:p text:style-name="Preformatted_20_Text"/>
      <text:p text:style-name="Preformatted_20_Text">Granger Causality</text:p>
      <text:p text:style-name="P1">number of lags (no zero) 1</text:p>
      <text:p text:style-name="Preformatted_20_Text">ssr based F test: <text:s text:c="8"/>F=4.3122 <text:s/>, p=0.0402 <text:s/>, df_denom=109, df_num=1</text:p>
      <text:p text:style-name="Preformatted_20_Text">ssr based chi2 test: <text:s text:c="2"/>chi2=4.4309 <text:s/>, p=0.0353 <text:s/>, df=1</text:p>
      <text:p text:style-name="Preformatted_20_Text">likelihood ratio test: chi2=4.3455 <text:s/>, p=0.0371 <text:s/>, df=1</text:p>
      <text:p text:style-name="Preformatted_20_Text">parameter F test: <text:s text:c="8"/>F=4.3122 <text:s/>, p=0.0402 <text:s/>, df_denom=109, df_num=1</text:p>
      <text:p text:style-name="Preformatted_20_Text"/>
      <text:p text:style-name="Preformatted_20_Text">Granger Causality</text:p>
      <text:p text:style-name="Preformatted_20_Text">number of lags (no zero) 2</text:p>
      <text:p text:style-name="Preformatted_20_Text">ssr based F test: <text:s text:c="8"/>F=2.7932 <text:s/>, p=0.0657 <text:s/>, df_denom=106, df_num=2</text:p>
      <text:p text:style-name="Preformatted_20_Text">ssr based chi2 test: <text:s text:c="2"/>chi2=5.8500 <text:s/>, p=0.0537 <text:s/>, df=2</text:p>
      <text:p text:style-name="Preformatted_20_Text">likelihood ratio test: chi2=5.7010 <text:s/>, p=0.0578 <text:s/>, df=2</text:p>
      <text:p text:style-name="Preformatted_20_Text">parameter F test: <text:s text:c="8"/>F=2.7932 <text:s/>, p=0.0657 <text:s/>, df_denom=106, df_num=2</text:p>
      <text:p text:style-name="Preformatted_20_Text"/>
      <text:p text:style-name="Preformatted_20_Text">Granger Causality</text:p>
      <text:p text:style-name="Preformatted_20_Text">number of lags (no zero) 3</text:p>
      <text:p text:style-name="Preformatted_20_Text">ssr based F test: <text:s text:c="8"/>F=1.4640 <text:s/>, p=0.2288 <text:s/>, df_denom=103, df_num=3</text:p>
      <text:p text:style-name="Preformatted_20_Text">ssr based chi2 test: <text:s text:c="2"/>chi2=4.6905 <text:s/>, p=0.1959 <text:s/>, df=3</text:p>
      <text:p text:style-name="Preformatted_20_Text">likelihood ratio test: chi2=4.5933 <text:s/>, p=0.2041 <text:s/>, df=3</text:p>
      <text:p text:style-name="Preformatted_20_Text">parameter F test: <text:s text:c="8"/>F=1.4640 <text:s/>, p=0.2288 <text:s/>, df_denom=103, df_num=3</text:p>
      <text:p text:style-name="Preformatted_20_Text"/>
      <text:p text:style-name="Preformatted_20_Text">Granger Causality</text:p>
      <text:p text:style-name="Preformatted_20_Text">number of lags (no zero) 4</text:p>
      <text:p text:style-name="Preformatted_20_Text">ssr based F test: <text:s text:c="8"/>F=1.2016 <text:s/>, p=0.3149 <text:s/>, df_denom=100, df_num=4</text:p>
      <text:p text:style-name="Preformatted_20_Text">ssr based chi2 test: <text:s text:c="2"/>chi2=5.2391 <text:s/>, p=0.2636 <text:s/>, df=4</text:p>
      <text:p text:style-name="Preformatted_20_Text">likelihood ratio test: chi2=5.1171 <text:s/>, p=0.2755 <text:s/>, df=4</text:p>
      <text:p text:style-name="Preformatted_20_Text">parameter F test: <text:s text:c="8"/>F=1.2016 <text:s/>, p=0.3149 <text:s/>, df_denom=100, df_num=4</text:p>
      <text:p text:style-name="Preformatted_20_Text">------------------</text:p>
      <text:p text:style-name="Preformatted_20_Text">------------------</text:p>
      <text:p text:style-name="P1">RF causes SDP</text:p>
      <text:p text:style-name="Preformatted_20_Text">------------------</text:p>
      <text:p text:style-name="Preformatted_20_Text"/>
      <text:p text:style-name="Preformatted_20_Text">Granger Causality</text:p>
      <text:p text:style-name="P1">number of lags (no zero) 1</text:p>
      <text:p text:style-name="Preformatted_20_Text">ssr based F test: <text:s text:c="8"/>F=9.1296 <text:s/>, p=0.0031 <text:s/>, df_denom=109, df_num=1</text:p>
      <text:p text:style-name="Preformatted_20_Text">ssr based chi2 test: <text:s text:c="2"/>chi2=9.3808 <text:s/>, p=0.0022 <text:s/>, df=1</text:p>
      <text:p text:style-name="Preformatted_20_Text">likelihood ratio test: chi2=9.0086 <text:s/>, p=0.0027 <text:s/>, df=1</text:p>
      <text:p text:style-name="Preformatted_20_Text">parameter F test: <text:s text:c="8"/>F=9.1296 <text:s/>, p=0.0031 <text:s/>, df_denom=109, df_num=1</text:p>
      <text:p text:style-name="Preformatted_20_Text"/>
      <text:p text:style-name="Preformatted_20_Text">Granger Causality</text:p>
      <text:p text:style-name="P1">number of lags (no zero) 2</text:p>
      <text:p text:style-name="Preformatted_20_Text">ssr based F test: <text:s text:c="8"/>F=3.7745 <text:s/>, p=0.0261 <text:s/>, df_denom=106, df_num=2</text:p>
      <text:p text:style-name="Preformatted_20_Text">ssr based chi2 test: <text:s text:c="2"/>chi2=7.9052 <text:s/>, p=0.0192 <text:s/>, df=2</text:p>
      <text:p text:style-name="Preformatted_20_Text">likelihood ratio test: chi2=7.6364 <text:s/>, p=0.0220 <text:s/>, df=2</text:p>
      <text:p text:style-name="Preformatted_20_Text">parameter F test: <text:s text:c="8"/>F=3.7745 <text:s/>, p=0.0261 <text:s/>, df_denom=106, df_num=2</text:p>
      <text:p text:style-name="Preformatted_20_Text"/>
      <text:p text:style-name="Preformatted_20_Text">Granger Causality</text:p>
      <text:p text:style-name="Preformatted_20_Text">number of lags (no zero) 3</text:p>
      <text:p text:style-name="Preformatted_20_Text">ssr based F test: <text:s text:c="8"/>F=1.7592 <text:s/>, p=0.1596 <text:s/>, df_denom=103, df_num=3</text:p>
      <text:p text:style-name="Preformatted_20_Text">ssr based chi2 test: <text:s text:c="2"/>chi2=5.6363 <text:s/>, p=0.1307 <text:s/>, df=3</text:p>
      <text:p text:style-name="Preformatted_20_Text"><text:soft-page-break/>likelihood ratio test: chi2=5.4967 <text:s/>, p=0.1388 <text:s/>, df=3</text:p>
      <text:p text:style-name="Preformatted_20_Text">parameter F test: <text:s text:c="8"/>F=1.7592 <text:s/>, p=0.1596 <text:s/>, df_denom=103, df_num=3</text:p>
      <text:p text:style-name="Preformatted_20_Text"/>
      <text:p text:style-name="Preformatted_20_Text">Granger Causality</text:p>
      <text:p text:style-name="Preformatted_20_Text">number of lags (no zero) 4</text:p>
      <text:p text:style-name="Preformatted_20_Text">ssr based F test: <text:s text:c="8"/>F=1.4860 <text:s/>, p=0.2121 <text:s/>, df_denom=100, df_num=4</text:p>
      <text:p text:style-name="Preformatted_20_Text">ssr based chi2 test: <text:s text:c="2"/>chi2=6.4789 <text:s/>, p=0.1661 <text:s/>, df=4</text:p>
      <text:p text:style-name="Preformatted_20_Text">likelihood ratio test: chi2=6.2937 <text:s/>, p=0.1783 <text:s/>, df=4</text:p>
      <text:p text:style-name="Preformatted_20_Text">parameter F test: <text:s text:c="8"/>F=1.4860 <text:s/>, p=0.2121 <text:s/>, df_denom=100, df_num=4</text:p>
      <text:p text:style-name="Preformatted_20_Text">------------------</text:p>
      <text:p text:style-name="Preformatted_20_Text">------------------</text:p>
      <text:p text:style-name="Preformatted_20_Text"/>
      <text:p text:style-name="P1">RF causes Fokus</text:p>
      <text:p text:style-name="Preformatted_20_Text">------------------</text:p>
      <text:p text:style-name="Preformatted_20_Text"/>
      <text:p text:style-name="Preformatted_20_Text">Granger Causality</text:p>
      <text:p text:style-name="P1">number of lags (no zero) 1</text:p>
      <text:p text:style-name="Preformatted_20_Text">ssr based F test: <text:s text:c="8"/>F=7.7578 <text:s/>, p=0.0063 <text:s/>, df_denom=109, df_num=1</text:p>
      <text:p text:style-name="Preformatted_20_Text">ssr based chi2 test: <text:s text:c="2"/>chi2=7.9713 <text:s/>, p=0.0048 <text:s/>, df=1</text:p>
      <text:p text:style-name="Preformatted_20_Text">likelihood ratio test: chi2=7.7004 <text:s/>, p=0.0055 <text:s/>, df=1</text:p>
      <text:p text:style-name="Preformatted_20_Text">parameter F test: <text:s text:c="8"/>F=7.7578 <text:s/>, p=0.0063 <text:s/>, df_denom=109, df_num=1</text:p>
      <text:p text:style-name="Preformatted_20_Text"/>
      <text:p text:style-name="Preformatted_20_Text">Granger Causality</text:p>
      <text:p text:style-name="P1">number of lags (no zero) 2</text:p>
      <text:p text:style-name="Preformatted_20_Text">ssr based F test: <text:s text:c="8"/>F=5.5245 <text:s/>, p=0.0052 <text:s/>, df_denom=106, df_num=2</text:p>
      <text:p text:style-name="Preformatted_20_Text">ssr based chi2 test: <text:s text:c="2"/>chi2=11.5702 , p=0.0031 <text:s/>, df=2</text:p>
      <text:p text:style-name="Preformatted_20_Text">likelihood ratio test: chi2=11.0060 , p=0.0041 <text:s/>, df=2</text:p>
      <text:p text:style-name="Preformatted_20_Text">parameter F test: <text:s text:c="8"/>F=5.5245 <text:s/>, p=0.0052 <text:s/>, df_denom=106, df_num=2</text:p>
      <text:p text:style-name="Preformatted_20_Text"/>
      <text:p text:style-name="Preformatted_20_Text">Granger Causality</text:p>
      <text:p text:style-name="P1">number of lags (no zero) 3</text:p>
      <text:p text:style-name="Preformatted_20_Text">ssr based F test: <text:s text:c="8"/>F=10.2181 , p=0.0000 <text:s/>, df_denom=103, df_num=3</text:p>
      <text:p text:style-name="Preformatted_20_Text">ssr based chi2 test: <text:s text:c="2"/>chi2=32.7375 , p=0.0000 <text:s/>, df=3</text:p>
      <text:p text:style-name="Preformatted_20_Text">likelihood ratio test: chi2=28.6579 , p=0.0000 <text:s/>, df=3</text:p>
      <text:p text:style-name="Preformatted_20_Text">parameter F test: <text:s text:c="8"/>F=10.2181 , p=0.0000 <text:s/>, df_denom=103, df_num=3</text:p>
      <text:p text:style-name="Preformatted_20_Text"/>
      <text:p text:style-name="Preformatted_20_Text">Granger Causality</text:p>
      <text:p text:style-name="P1">number of lags (no zero) 4</text:p>
      <text:p text:style-name="Preformatted_20_Text">ssr based F test: <text:s text:c="8"/>F=7.3237 <text:s/>, p=0.0000 <text:s/>, df_denom=100, df_num=4</text:p>
      <text:p text:style-name="Preformatted_20_Text">ssr based chi2 test: <text:s text:c="2"/>chi2=31.9312 , p=0.0000 <text:s/>, df=4</text:p>
      <text:p text:style-name="Preformatted_20_Text">likelihood ratio test: chi2=28.0047 , p=0.0000 <text:s/>, df=4</text:p>
      <text:p text:style-name="Preformatted_20_Text">parameter F test: <text:s text:c="8"/>F=7.3237 <text:s/>, p=0.0000 <text:s/>, df_denom=100, df_num=4</text:p>
      <text:p text:style-name="Preformatted_20_Text">------------------</text:p>
      <text:p text:style-name="Preformatted_20_Text">------------------</text:p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3T14:05:14.694617136</meta:creation-date>
    <dc:date>2024-04-03T14:17:42.691415117</dc:date>
    <meta:editing-duration>PT2M17S</meta:editing-duration>
    <meta:editing-cycles>1</meta:editing-cycles>
    <meta:document-statistic meta:table-count="0" meta:image-count="0" meta:object-count="0" meta:page-count="12" meta:paragraph-count="643" meta:word-count="4185" meta:character-count="28728" meta:non-whitespace-character-count="22860"/>
    <meta:generator>LibreOffice/7.3.7.2$Linux_X86_64 LibreOffice_project/30$Build-2</meta:generator>
  </office:meta>
</office:document-meta>
</file>